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Consolas" svg:font-family="Consolas, 'Lucida Console', monospace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5in" fo:margin-right="0in" fo:orphans="2" fo:widows="2" fo:text-indent="0in" style:auto-text-indent="false" fo:padding="0in" fo:border="none"/>
      <style:text-properties fo:font-variant="normal" fo:text-transform="none" fo:color="#000000" style:font-name="Consolas" fo:font-size="9pt" fo:letter-spacing="normal" fo:font-style="normal" fo:font-weight="normal"/>
    </style:style>
    <style:style style:name="P2" style:family="paragraph" style:parent-style-name="Standard">
      <style:paragraph-properties fo:margin-left="0.2917in" fo:margin-right="0in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000000" style:font-name="Consolas" fo:font-size="9pt" fo:letter-spacing="normal" fo:font-style="normal" fo:font-weight="normal"/>
    </style:style>
    <style:style style:name="T2" style:family="text">
      <style:text-properties fo:font-variant="normal" fo:text-transform="none" fo:color="#545454" style:font-name="Consolas" fo:font-size="9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ality: d, size: 5, base: A#/4, top: E/5</text:p>
      <text:p text:style-name="P2"><text:span text:style-name="T1">quality: d, size: 5, base: E#/4, top: B/4</text:span></text:p>
      <text:p text:style-name="P2"><text:span text:style-name="T1">quality: d, size: 5, base: F/4, top: Cb/5</text:span></text:p>
      <text:p text:style-name="P2"><text:span text:style-name="T1">quality: A, size: 6, base: C/4, top: A#/4</text:span></text:p>
      <text:p text:style-name="P2"><text:span text:style-name="T1">quality: m, size: 3, base: EB/4, top: Gb/4</text:span></text:p>
      <text:p text:style-name="P2"><text:span text:style-name="T1">quality: M, size: 3, base: G/4, top: B/4</text:span></text:p>
      <text:p text:style-name="P2"><text:span text:style-name="T1">quality: M, size: 7, base: GB/4, top: F/5</text:span></text:p>
      <text:p text:style-name="P2"><text:span text:style-name="T1">quality: M, size: 7, base: B/4, top: A#/5</text:span></text:p>
      <text:p text:style-name="P2"><text:span text:style-name="T1">quality: d, size: 2, base: GB/4, top: A/4</text:span></text:p>
      <text:p text:style-name="P2"><text:span text:style-name="T1">quality: A, size: 3, base: FB/4, top: A/4</text:span></text:p>
      <text:p text:style-name="P2"><text:span text:style-name="T1">quality: m, size: 7, base: D/4, top: C/5</text:span></text:p>
      <text:p text:style-name="P2"><text:span text:style-name="T1">quality: A, size: 3, base: CB/4, top: E/4</text:span></text:p>
      <text:p text:style-name="P2"><text:span text:style-name="T1">quality: m, size: 7, base: A/4, top: G/5</text:span></text:p>
      <text:p text:style-name="P2"><text:span text:style-name="T1">quality: M, size: 3, base: D#/4, top: F##/4</text:span></text:p>
      <text:p text:style-name="P2"><text:span text:style-name="T1">quality: d, size: 4, base: F/4, top: Bbb/4</text:span></text:p>
      <text:p text:style-name="P2"><text:span text:style-name="T1">quality: d, size: 7, base: GB/4, top: Fbb/5</text:span></text:p>
      <text:p text:style-name="P2"><text:span text:style-name="T1">quality: A, size: 6, base: EB/4, top: C#/5</text:span></text:p>
      <text:p text:style-name="P2"><text:span text:style-name="T1">quality: A, size: 2, base: DB/4, top: E/4</text:span></text:p>
      <text:p text:style-name="P2"><text:span text:style-name="T1">quality: A, size: 3, base: E/4, top: G##/4</text:span></text:p>
      <text:p text:style-name="P2"><text:span text:style-name="T1">quality: d, size: 3, base: FB/4, top: A/4</text:span></text:p>
      <text:p text:style-name="P2"><text:span text:style-name="T1">quality: m, size: 3, base: GB/4, top: Bbb/4</text:span></text:p>
      <text:p text:style-name="P2"><text:span text:style-name="T1">quality: A, size: 4, base: B/4, top: E#/5</text:span></text:p>
      <text:p text:style-name="P2"><text:span text:style-name="T1">quality: A, size: 6, base: GB/4, top: E/5</text:span></text:p>
      <text:p text:style-name="P2"><text:span text:style-name="T1">quality: m, size: 6, base: E#/4, top: C#/5</text:span></text:p>
      <text:p text:style-name="P2"><text:span text:style-name="T1">quality: A, size: 6, base: EB/4, top: C#/5</text:span></text:p>
      <text:p text:style-name="P2"><text:span text:style-name="T1">quality: A, size: 4, base: EB/4, top: A/4</text:span></text:p>
      <text:p text:style-name="P2"><text:span text:style-name="T1">quality: p, size: 8, base: D/4, top: D/5</text:span></text:p>
      <text:p text:style-name="P2"><text:span text:style-name="T1">quality: m, size: 3, base: D/4, top: F/4</text:span></text:p>
      <text:p text:style-name="P2"><text:span text:style-name="T1">quality: m, size: 7, base: F/4, top: Eb/5</text:span></text:p>
      <text:p text:style-name="P2"><text:span text:style-name="T1">quality: A, size: 4, base: F#/4, top: B#/4</text:span></text:p>
      <text:p text:style-name="P2"><text:span text:style-name="T1">quality: A, size: 3, base: F#/4, top: A##/4</text:span></text:p>
      <text:p text:style-name="P2"><text:span text:style-name="T1">quality: p, size: 5, base: E#/4, top: B#/4</text:span></text:p>
      <text:p text:style-name="P2"><text:span text:style-name="T1">quality: p, size: 5, base: E#/4, top: B#/4</text:span></text:p>
      <text:p text:style-name="P2"><text:span text:style-name="T1">quality: m, size: 6, base: F/4, top: Db/5</text:span></text:p>
      <text:p text:style-name="P2"><text:span text:style-name="T1">quality: M, size: 7, base: E/4, top: D#/5</text:span></text:p>
      <text:p text:style-name="P2"><text:span text:style-name="T1">quality: d, size: 4, base: B#/4, top: E/5</text:span></text:p>
      <text:p text:style-name="P2"><text:span text:style-name="T1">quality: M, size: 3, base: CB/4, top: Eb/4</text:span></text:p>
      <text:p text:style-name="P2"><text:span text:style-name="T1">quality: M, size: 3, base: G#/4, top: B#/4</text:span></text:p>
      <text:p text:style-name="P2"><text:span text:style-name="T1">quality: m, size: 3, base: B/4, top: D/5</text:span></text:p>
      <text:p text:style-name="P2"><text:span text:style-name="T1">quality: M, size: 3, base: C/4, top: E/4</text:span></text:p>
      <text:p text:style-name="P2"><text:span text:style-name="T1">quality: M, size: 3, base: A/4, top: C#/5</text:span></text:p>
      <text:p text:style-name="P2"><text:span text:style-name="T1">quality: A, size: 2, base: B#/3, top: C/4</text:span></text:p>
      <text:p text:style-name="P2"><text:span text:style-name="T1">quality: d, size: 6, base: E/4, top: Cb/5</text:span></text:p>
      <text:p text:style-name="P2"><text:span text:style-name="T1">quality: m, size: 3, base: CB/4, top: Ebb/4</text:span></text:p>
      <text:p text:style-name="P2"><text:span text:style-name="T1">quality: A, size: 4, base: D/4, top: G#/4</text:span></text:p>
      <text:p text:style-name="P2"><text:span text:style-name="T1">quality: d, size: 6, base: F/4, top: Dbb/5</text:span></text:p>
      <text:p text:style-name="P2"><text:span text:style-name="T1">quality: d, size: 6, base: G#/4, top: Eb/5</text:span></text:p>
      <text:p text:style-name="P2"><text:span text:style-name="T1">quality: m, size: 6, base: DB/4, top: Bbb/4</text:span></text:p>
      <text:p text:style-name="P2"><text:span text:style-name="T1">quality: p, size: 5, base: DB/4, top: Ab/4</text:span></text:p>
      <text:p text:style-name="P2"><text:span text:style-name="T1">quality: A, size: 5, base: B#/3, top: F/4</text:span></text:p>
      <text:p text:style-name="P2"><text:span text:style-name="T1">quality: p, size: 8, base: G/4, top: G/5</text:span></text:p>
      <text:p text:style-name="P2"><text:span text:style-name="T1">quality: d, size: 6, base: D#/4, top: Bb/4</text:span></text:p>
      <text:p text:style-name="P2"><text:span text:style-name="T1">quality: m, size: 7, base: E#/4, top: D#/5</text:span></text:p>
      <text:p text:style-name="P2"><text:span text:style-name="T1">quality: p, size: 4, base: C/4, top: F/4</text:span></text:p>
      <text:p text:style-name="P2"><text:span text:style-name="T1">quality: M, size: 2, base: A/4, top: B/4</text:span></text:p>
      <text:p text:style-name="P2"><text:span text:style-name="T1">quality: m, size: 7, base: F/4, top: Eb/5</text:span></text:p>
      <text:p text:style-name="P2"><text:span text:style-name="T1">quality: m, size: 3, base: E/4, top: G/4</text:span></text:p>
      <text:p text:style-name="P2"><text:span text:style-name="T1">quality: M, size: 2, base: A/4, top: B/4</text:span></text:p>
      <text:p text:style-name="P2"><text:span text:style-name="T1">quality: d, size: 4, base: F#/4, top: Bb/4</text:span></text:p>
      <text:p text:style-name="P2"><text:span text:style-name="T1">quality: m, size: 7, base: DB/4, top: Cb/5</text:span></text:p>
      <text:p text:style-name="P2"><text:span text:style-name="T1">quality: m, size: 2, base: BB/3, top: Cb/4</text:span></text:p>
      <text:p text:style-name="P2"><text:span text:style-name="T1">quality: d, size: 5, base: EB/4, top: Bbb/4</text:span></text:p>
      <text:p text:style-name="P2"><text:span text:style-name="T1">quality: A, size: 7, base: D/4, top: C##/5</text:span></text:p>
      <text:p text:style-name="P2"><text:span text:style-name="T1">quality: d, size: 5, base: GB/4, top: Dbb/5</text:span></text:p>
      <text:p text:style-name="P2"><text:soft-page-break/><text:span text:style-name="T1">quality: m, size: 6, base: CB/4, top: Abb/4</text:span></text:p>
      <text:p text:style-name="P2"><text:span text:style-name="T1">quality: A, size: 4, base: AB/4, top: D/5</text:span></text:p>
      <text:p text:style-name="P2"><text:span text:style-name="T1">quality: m, size: 6, base: C#/4, top: A/4</text:span></text:p>
      <text:p text:style-name="P2"><text:span text:style-name="T1">quality: m, size: 7, base: BB/4, top: Ab/5</text:span></text:p>
      <text:p text:style-name="P2"><text:span text:style-name="T1">quality: A, size: 5, base: FB/4, top: C/5</text:span></text:p>
      <text:p text:style-name="P2"><text:span text:style-name="T1">quality: A, size: 5, base: BB/3, top: F#/4</text:span></text:p>
      <text:p text:style-name="P2"><text:span text:style-name="T1">quality: p, size: 8, base: F/4, top: F/5</text:span></text:p>
      <text:p text:style-name="P2"><text:span text:style-name="T1">quality: A, size: 4, base: BB/4, top: E/5</text:span></text:p>
      <text:p text:style-name="P2"><text:span text:style-name="T1">quality: A, size: 5, base: D#/4, top: A##/4</text:span></text:p>
      <text:p text:style-name="P2"><text:span text:style-name="T1">quality: m, size: 7, base: D#/4, top: C#/5</text:span></text:p>
      <text:p text:style-name="P2"><text:span text:style-name="T1">quality: A, size: 7, base: A#/4, top: G/5</text:span></text:p>
      <text:p text:style-name="P2"><text:span text:style-name="T1">quality: d, size: 5, base: BB/3, top: Fb/4</text:span></text:p>
      <text:p text:style-name="P2"><text:span text:style-name="T1">quality: A, size: 5, base: D/4, top: A#/4</text:span></text:p>
      <text:p text:style-name="P2"><text:span text:style-name="T1">quality: M, size: 6, base: AB/4, top: F/5</text:span></text:p>
      <text:p text:style-name="P2"><text:span text:style-name="T1">quality: m, size: 3, base: C/4, top: Eb/4</text:span></text:p>
      <text:p text:style-name="P2"><text:span text:style-name="T1">quality: p, size: 5, base: GB/4, top: Db/5</text:span></text:p>
      <text:p text:style-name="P2"><text:span text:style-name="T1">quality: M, size: 3, base: C/4, top: E/4</text:span></text:p>
      <text:p text:style-name="P2"><text:span text:style-name="T1">quality: d, size: 5, base: E#/4, top: B/4</text:span></text:p>
      <text:p text:style-name="P2"><text:span text:style-name="T1">quality: m, size: 2, base: A/4, top: Bb/4</text:span></text:p>
      <text:p text:style-name="P2"><text:span text:style-name="T1">quality: d, size: 4, base: A#/4, top: D/5</text:span></text:p>
      <text:p text:style-name="P2"><text:span text:style-name="T1">quality: M, size: 2, base: EB/4, top: F/4</text:span></text:p>
      <text:p text:style-name="P2"><text:span text:style-name="T1">quality: M, size: 7, base: BB/3, top: A/4</text:span></text:p>
      <text:p text:style-name="P2"><text:span text:style-name="T1">quality: m, size: 2, base: C/4, top: Db/4</text:span></text:p>
      <text:p text:style-name="P2"><text:span text:style-name="T1">quality: m, size: 6, base: EB/4, top: Cb/5</text:span></text:p>
      <text:p text:style-name="P2"><text:span text:style-name="T1">quality: M, size: 7, base: D/4, top: C#/5</text:span></text:p>
      <text:p text:style-name="P2"><text:span text:style-name="T1">quality: p, size: 4, base: C/4, top: F/4</text:span></text:p>
      <text:p text:style-name="P2"><text:span text:style-name="T1">quality: p, size: 8, base: A/4, top: A/5</text:span></text:p>
      <text:p text:style-name="P2"><text:span text:style-name="T1">quality: m, size: 7, base: G/4, top: F/5</text:span></text:p>
      <text:p text:style-name="P2"><text:span text:style-name="T1">quality: p, size: 5, base: B/4, top: F#/5</text:span></text:p>
      <text:p text:style-name="P2"><text:span text:style-name="T1">quality: p, size: 4, base: BB/3, top: Eb/4</text:span></text:p>
      <text:p text:style-name="P2"><text:span text:style-name="T1">quality: p, size: 8, base: E#/4, top: E#/5</text:span></text:p>
      <text:p text:style-name="P2"><text:span text:style-name="T1">quality: A, size: 3, base: AB/4, top: C#/5</text:span></text:p>
      <text:p text:style-name="P2"><text:span text:style-name="T1">quality: M, size: 7, base: B/3, top: A#/4</text:span></text:p>
      <text:p text:style-name="P2"><text:span text:style-name="T1">quality: m, size: 6, base: E/4, top: C/5</text:span></text:p>
      <text:p text:style-name="P2"><text:span text:style-name="T1">quality: p, size: 4, base: EB/4, top: Ab/4</text:span></text:p>
      <text:p text:style-name="P2"><text:span text:style-name="T1">quality: A, size: 6, base: E/4, top: C##/5</text:span></text:p>
      <text:p text:style-name="P2"><text:span text:style-name="T1">quality: p, size: 5, base: E#/4, top: B#/4</text:span></text:p>
      <text:p text:style-name="P2"><text:span text:style-name="T1">quality: A, size: 3, base: A/4, top: C##/5</text:span></text:p>
      <text:p text:style-name="P2"><text:span text:style-name="T1">quality: m, size: 6, base: G#/4, top: E/5</text:span></text:p>
      <text:p text:style-name="P2"><text:span text:style-name="T1">quality: M, size: 2, base: C#/4, top: D#/4</text:span></text:p>
      <text:p text:style-name="P2"><text:span text:style-name="T1">quality: d, size: 6, base: B/4, top: Gb/5</text:span></text:p>
      <text:p text:style-name="P2"><text:span text:style-name="T1">quality: M, size: 3, base: GB/4, top: Bb/4</text:span></text:p>
      <text:p text:style-name="P2"><text:span text:style-name="T1">quality: p, size: 5, base: F/4, top: C/5</text:span></text:p>
      <text:p text:style-name="P2"><text:span text:style-name="T1">quality: p, size: 8, base: CB/4, top: Cb/5</text:span></text:p>
      <text:p text:style-name="P2"><text:span text:style-name="T1">quality: p, size: 4, base: A#/4, top: D#/5</text:span></text:p>
      <text:p text:style-name="P2"><text:span text:style-name="T1">quality: m, size: 3, base: DB/4, top: Fb/4</text:span></text:p>
      <text:p text:style-name="P2"><text:span text:style-name="T1">quality: A, size: 6, base: C/4, top: A#/4</text:span></text:p>
      <text:p text:style-name="P2"><text:span text:style-name="T1">quality: M, size: 7, base: CB/4, top: Bb/4</text:span></text:p>
      <text:p text:style-name="P2"><text:span text:style-name="T1">quality: M, size: 3, base: C/4, top: E/4</text:span></text:p>
      <text:p text:style-name="P2"><text:span text:style-name="T1">quality: M, size: 7, base: D#/4, top: C##/5</text:span></text:p>
      <text:p text:style-name="P2"><text:span text:style-name="T1">quality: m, size: 7, base: B/3, top: A/4</text:span></text:p>
      <text:p text:style-name="P2"><text:span text:style-name="T1">quality: M, size: 6, base: C#/4, top: A#/4</text:span></text:p>
      <text:p text:style-name="P2"><text:span text:style-name="T1">quality: m, size: 6, base: A/4, top: F/5</text:span></text:p>
      <text:p text:style-name="P2"><text:span text:style-name="T1">quality: M, size: 3, base: FB/4, top: Ab/4</text:span></text:p>
      <text:p text:style-name="P2"><text:span text:style-name="T1">quality: m, size: 7, base: AB/4, top: Gb/5</text:span></text:p>
      <text:p text:style-name="P2"><text:span text:style-name="T1">quality: d, size: 4, base: D/4, top: Gb/4</text:span></text:p>
      <text:p text:style-name="P2"><text:span text:style-name="T1">quality: M, size: 6, base: A/4, top: F#/5</text:span></text:p>
      <text:p text:style-name="P2"><text:span text:style-name="T1">quality: m, size: 2, base: G#/4, top: A/4</text:span></text:p>
      <text:p text:style-name="P2"><text:span text:style-name="T1">quality: p, size: 5, base: C/4, top: G/4</text:span></text:p>
      <text:p text:style-name="P2"><text:span text:style-name="T1">quality: m, size: 3, base: C#/4, top: E/4</text:span></text:p>
      <text:p text:style-name="P2"><text:span text:style-name="T1">quality: d, size: 4, base: E#/4, top: A/4</text:span></text:p>
      <text:p text:style-name="P2"><text:span text:style-name="T1">quality: m, size: 3, base: FB/4, top: Abb/4</text:span></text:p>
      <text:p text:style-name="P2"><text:span text:style-name="T1">quality: A, size: 3, base: DB/4, top: F#/4</text:span></text:p>
      <text:p text:style-name="P2"><text:span text:style-name="T1">quality: A, size: 6, base: AB/4, top: F#/5</text:span></text:p>
      <text:p text:style-name="P2"><text:soft-page-break/><text:span text:style-name="T1">quality: m, size: 3, base: B/4, top: D/5</text:span></text:p>
      <text:p text:style-name="P2"><text:span text:style-name="T1">quality: m, size: 7, base: G/4, top: F/5</text:span></text:p>
      <text:p text:style-name="P2"><text:span text:style-name="T1">quality: d, size: 6, base: E/4, top: Cb/5</text:span></text:p>
      <text:p text:style-name="P2"><text:span text:style-name="T1">quality: A, size: 3, base: F#/4, top: A##/4</text:span></text:p>
      <text:p text:style-name="P2"><text:span text:style-name="T1">quality: M, size: 6, base: AB/4, top: F/5</text:span></text:p>
      <text:p text:style-name="P2"><text:span text:style-name="T1">quality: A, size: 4, base: EB/4, top: A/4</text:span></text:p>
      <text:p text:style-name="P2"><text:span text:style-name="T1">quality: A, size: 6, base: GB/4, top: E/5</text:span></text:p>
      <text:p text:style-name="P2"><text:span text:style-name="T1">quality: m, size: 6, base: E/4, top: C/5</text:span></text:p>
      <text:p text:style-name="P2"><text:span text:style-name="T1">quality: A, size: 4, base: AB/4, top: D/5</text:span></text:p>
      <text:p text:style-name="P2"><text:span text:style-name="T1">quality: m, size: 3, base: F/4, top: Ab/4</text:span></text:p>
      <text:p text:style-name="P2"><text:span text:style-name="T1">quality: m, size: 6, base: G/4, top: Eb/5</text:span></text:p>
      <text:p text:style-name="P2"><text:span text:style-name="T1">quality: A, size: 3, base: B/4, top: D##/5</text:span></text:p>
      <text:p text:style-name="P2"><text:span text:style-name="T1">quality: M, size: 7, base: EB/4, top: D/5</text:span></text:p>
      <text:p text:style-name="P2"><text:span text:style-name="T1">quality: m, size: 7, base: F#/4, top: E/5</text:span></text:p>
      <text:p text:style-name="P2"><text:span text:style-name="T1">quality: m, size: 7, base: GB/4, top: Fb/5</text:span></text:p>
      <text:p text:style-name="P2"><text:span text:style-name="T1">quality: M, size: 2, base: A/4, top: B/4</text:span></text:p>
      <text:p text:style-name="P2"><text:span text:style-name="T1">quality: M, size: 2, base: G#/4, top: A#/4</text:span></text:p>
      <text:p text:style-name="P2"><text:span text:style-name="T1">quality: d, size: 4, base: A/4, top: Db/5</text:span></text:p>
      <text:p text:style-name="P2"><text:span text:style-name="T1">quality: p, size: 8, base: AB/4, top: Ab/5</text:span></text:p>
      <text:p text:style-name="P2"><text:span text:style-name="T1">quality: m, size: 7, base: F/4, top: Eb/5</text:span></text:p>
      <text:p text:style-name="P2"><text:span text:style-name="T1">quality: M, size: 2, base: B#/4, top: C##/5</text:span></text:p>
      <text:p text:style-name="P2"><text:span text:style-name="T1">quality: d, size: 5, base: A/4, top: Eb/5</text:span></text:p>
      <text:p text:style-name="P2"><text:span text:style-name="T1">quality: M, size: 2, base: A/4, top: B/4</text:span></text:p>
      <text:p text:style-name="P2"><text:span text:style-name="T1">quality: A, size: 4, base: A#/4, top: D##/5</text:span></text:p>
      <text:p text:style-name="P2"><text:span text:style-name="T1">quality: A, size: 6, base: D#/4, top: B##/4</text:span></text:p>
      <text:p text:style-name="P2"><text:span text:style-name="T1">quality: M, size: 7, base: G#/4, top: F##/5</text:span></text:p>
      <text:p text:style-name="P2"><text:span text:style-name="T1">quality: M, size: 7, base: B#/4, top: A##/5</text:span></text:p>
      <text:p text:style-name="P2"><text:span text:style-name="T1">quality: p, size: 5, base: AB/4, top: Eb/5</text:span></text:p>
      <text:p text:style-name="P2"><text:span text:style-name="T1">quality: A, size: 4, base: CB/4, top: F/4</text:span></text:p>
      <text:p text:style-name="P2"><text:span text:style-name="T1">quality: M, size: 6, base: F#/4, top: D#/5</text:span></text:p>
      <text:p text:style-name="P2"><text:span text:style-name="T1">quality: M, size: 6, base: E#/4, top: C##/5</text:span></text:p>
      <text:p text:style-name="P2"><text:span text:style-name="T1">quality: d, size: 6, base: GB/4, top: E/5</text:span></text:p>
      <text:p text:style-name="P2"><text:span text:style-name="T1">quality: m, size: 6, base: AB/4, top: Fb/5</text:span></text:p>
      <text:p text:style-name="P2"><text:span text:style-name="T1">quality: d, size: 4, base: G#/4, top: C/5</text:span></text:p>
      <text:p text:style-name="P2"><text:span text:style-name="T1">quality: m, size: 2, base: AB/4, top: Bbb/4</text:span></text:p>
      <text:p text:style-name="P2"><text:span text:style-name="T1">quality: M, size: 6, base: B/3, top: G#/4</text:span></text:p>
      <text:p text:style-name="P2"><text:span text:style-name="T1">quality: m, size: 3, base: A#/4, top: C#/5</text:span></text:p>
      <text:p text:style-name="P2"><text:span text:style-name="T1">quality: m, size: 3, base: F#/4, top: A/4</text:span></text:p>
      <text:p text:style-name="P2"><text:span text:style-name="T1">quality: M, size: 2, base: C/4, top: D/4</text:span></text:p>
      <text:p text:style-name="P2"><text:span text:style-name="T1">quality: m, size: 7, base: F#/4, top: E/5</text:span></text:p>
      <text:p text:style-name="P2"><text:span text:style-name="T1">quality: m, size: 3, base: B/4, top: D/5</text:span></text:p>
      <text:p text:style-name="P2"><text:span text:style-name="T1">quality: d, size: 5, base: G#/4, top: D/5</text:span></text:p>
      <text:p text:style-name="P2"><text:span text:style-name="T1">quality: M, size: 7, base: C/4, top: B/4</text:span></text:p>
      <text:p text:style-name="P2"><text:span text:style-name="T1">quality: d, size: 5, base: EB/4, top: Bbb/4</text:span></text:p>
      <text:p text:style-name="P2"><text:span text:style-name="T1">quality: M, size: 7, base: C/4, top: B/4</text:span></text:p>
      <text:p text:style-name="P2"><text:span text:style-name="T1">quality: m, size: 6, base: D/4, top: Bb/4</text:span></text:p>
      <text:p text:style-name="P2"><text:span text:style-name="T1">quality: m, size: 2, base: C/4, top: Db/4</text:span></text:p>
      <text:p text:style-name="P2"><text:span text:style-name="T1">quality: p, size: 5, base: B#/4, top: F##/5</text:span></text:p>
      <text:p text:style-name="P2"><text:span text:style-name="T1">quality: p, size: 8, base: FB/4, top: Fb/5</text:span></text:p>
      <text:p text:style-name="P2"><text:span text:style-name="T1">quality: m, size: 3, base: CB/4, top: Ebb/4</text:span></text:p>
      <text:p text:style-name="P2"><text:span text:style-name="T1">quality: m, size: 3, base: AB/4, top: Cb/5</text:span></text:p>
      <text:p text:style-name="P2"><text:span text:style-name="T1">quality: M, size: 7, base: BB/3, top: A/4</text:span></text:p>
      <text:p text:style-name="P2"><text:span text:style-name="T1">quality: m, size: 2, base: G/4, top: Ab/4</text:span></text:p>
      <text:p text:style-name="P2"><text:span text:style-name="T1">quality: A, size: 3, base: CB/4, top: E/4</text:span></text:p>
      <text:p text:style-name="P2"><text:span text:style-name="T1">quality: p, size: 8, base: E/4, top: E/5</text:span></text:p>
      <text:p text:style-name="P2"><text:span text:style-name="T1">quality: M, size: 6, base: AB/4, top: F/5</text:span></text:p>
      <text:p text:style-name="P2"><text:span text:style-name="T1">quality: M, size: 6, base: FB/4, top: Db/5</text:span></text:p>
      <text:p text:style-name="P2"><text:span text:style-name="T1">quality: M, size: 7, base: C#/4, top: B#/4</text:span></text:p>
      <text:p text:style-name="P2"><text:span text:style-name="T1">quality: M, size: 6, base: D/4, top: B/4</text:span></text:p>
      <text:p text:style-name="P2"><text:span text:style-name="T1">quality: m, size: 2, base: D#/4, top: E/4</text:span></text:p>
      <text:p text:style-name="P2"><text:span text:style-name="T1">quality: m, size: 2, base: BB/3, top: Cb/4</text:span></text:p>
      <text:p text:style-name="P2"><text:span text:style-name="T1">quality: d, size: 4, base: DB/4, top: Gbb/4</text:span></text:p>
      <text:p text:style-name="P2"><text:span text:style-name="T1">quality: M, size: 2, base: F/4, top: G/4</text:span></text:p>
      <text:p text:style-name="P2"><text:span text:style-name="T1">quality: m, size: 3, base: FB/4, top: Abb/4</text:span></text:p>
      <text:p text:style-name="P2"><text:soft-page-break/><text:span text:style-name="T1">quality: p, size: 8, base: A#/4, top: A#/5</text:span></text:p>
      <text:p text:style-name="P2"><text:span text:style-name="T1">quality: m, size: 6, base: D#/4, top: B/4</text:span></text:p>
      <text:p text:style-name="P2"><text:span text:style-name="T1">quality: m, size: 3, base: B/4, top: D/5</text:span></text:p>
      <text:p text:style-name="P2"><text:span text:style-name="T1">quality: M, size: 6, base: CB/4, top: Ab/4</text:span></text:p>
      <text:p text:style-name="P2"><text:span text:style-name="T1">quality: M, size: 7, base: C#/4, top: B#/4</text:span></text:p>
      <text:p text:style-name="P2"><text:span text:style-name="T1">quality: m, size: 7, base: AB/4, top: Gb/5</text:span></text:p>
      <text:p text:style-name="P2"><text:span text:style-name="T1">quality: p, size: 8, base: C/4, top: C/5</text:span></text:p>
      <text:p text:style-name="P2"><text:span text:style-name="T1">quality: m, size: 7, base: BB/4, top: Ab/5</text:span></text:p>
      <text:p text:style-name="P2"><text:span text:style-name="T1">quality: A, size: 3, base: C#/4, top: E##/4</text:span></text:p>
      <text:p text:style-name="P2"><text:span text:style-name="T1">quality: M, size: 6, base: G#/4, top: E#/5</text:span></text:p>
      <text:p text:style-name="P2"><text:span text:style-name="T1">quality: m, size: 2, base: G#/4, top: A/4</text:span></text:p>
      <text:p text:style-name="P2"><text:span text:style-name="T1">quality: M, size: 2, base: E/4, top: F#/4</text:span></text:p>
      <text:p text:style-name="P2"><text:span text:style-name="T1">quality: d, size: 5, base: AB/4, top: Ebb/5</text:span></text:p>
      <text:p text:style-name="P2"><text:span text:style-name="T1">quality: p, size: 8, base: G/4, top: G/5</text:span></text:p>
      <text:p text:style-name="P2"><text:span text:style-name="T1">quality: m, size: 6, base: B#/3, top: G#/4</text:span></text:p>
      <text:p text:style-name="P2"><text:span text:style-name="T1">quality: M, size: 2, base: B#/4, top: C##/5</text:span></text:p>
      <text:p text:style-name="P2"><text:span text:style-name="T1">quality: m, size: 3, base: D#/4, top: F#/4</text:span></text:p>
      <text:p text:style-name="P2"><text:span text:style-name="T1">quality: M, size: 2, base: D#/4, top: E#/4</text:span></text:p>
      <text:p text:style-name="P2"><text:span text:style-name="T1">quality: m, size: 3, base: EB/4, top: Gb/4</text:span></text:p>
      <text:p text:style-name="P2"><text:span text:style-name="T1">quality: m, size: 3, base: A#/4, top: C#/5</text:span></text:p>
      <text:p text:style-name="P2"><text:span text:style-name="T1">quality: p, size: 5, base: C/4, top: G/4</text:span></text:p>
      <text:p text:style-name="P2"><text:span text:style-name="T1">quality: A, size: 5, base: A/4, top: E#/5</text:span></text:p>
      <text:p text:style-name="P2"><text:span text:style-name="T1">quality: p, size: 5, base: GB/4, top: Db/5</text:span></text:p>
      <text:p text:style-name="P2"><text:span text:style-name="T1">quality: m, size: 7, base: DB/4, top: Cb/5</text:span></text:p>
      <text:p text:style-name="P2"><text:span text:style-name="T1">quality: M, size: 2, base: E/4, top: F#/4</text:span></text:p>
      <text:p text:style-name="P2"><text:span text:style-name="T1">quality: m, size: 3, base: G/4, top: Bb/4</text:span></text:p>
      <text:p text:style-name="P2"><text:span text:style-name="T1">quality: m, size: 7, base: B#/3, top: A#/4</text:span></text:p>
      <text:p text:style-name="P2"><text:span text:style-name="T1">quality: m, size: 2, base: C#/4, top: D/4</text:span></text:p>
      <text:p text:style-name="P2"><text:span text:style-name="T1">quality: M, size: 7, base: GB/4, top: F/5</text:span></text:p>
      <text:p text:style-name="P2"><text:span text:style-name="T1">quality: p, size: 8, base: DB/4, top: Db/5</text:span></text:p>
      <text:p text:style-name="P2"><text:span text:style-name="T1">quality: p, size: 5, base: A#/4, top: E#/5</text:span></text:p>
      <text:p text:style-name="P2"><text:span text:style-name="T1">quality: M, size: 3, base: CB/4, top: Eb/4</text:span></text:p>
      <text:p text:style-name="P2"><text:span text:style-name="T1">quality: m, size: 7, base: A/4, top: G/5</text:span></text:p>
      <text:p text:style-name="P2"><text:span text:style-name="T1">quality: A, size: 5, base: B#/4, top: F/5</text:span></text:p>
      <text:p text:style-name="P2"><text:span text:style-name="T1">quality: M, size: 7, base: EB/4, top: D/5</text:span></text:p>
      <text:p text:style-name="P2"><text:span text:style-name="T1">quality: m, size: 6, base: D/4, top: Bb/4</text:span></text:p>
      <text:p text:style-name="P2"><text:span text:style-name="T1">quality: m, size: 2, base: F/4, top: Gb/4</text:span></text:p>
      <text:p text:style-name="P2"><text:span text:style-name="T1">quality: m, size: 2, base: CB/4, top: Dbb/4</text:span></text:p>
      <text:p text:style-name="P2"><text:span text:style-name="T1">quality: M, size: 6, base: D/4, top: B/4</text:span></text:p>
      <text:p text:style-name="P2"><text:span text:style-name="T1">quality: d, size: 4, base: A/4, top: Db/5</text:span></text:p>
      <text:p text:style-name="P2"><text:span text:style-name="T1">quality: p, size: 5, base: FB/4, top: Cb/5</text:span></text:p>
      <text:p text:style-name="P2"><text:span text:style-name="T1">quality: m, size: 3, base: A/4, top: C/5</text:span></text:p>
      <text:p text:style-name="P2"><text:span text:style-name="T1">quality: M, size: 3, base: G#/4, top: B#/4</text:span></text:p>
      <text:p text:style-name="P2"><text:span text:style-name="T1">quality: m, size: 3, base: A#/4, top: C#/5</text:span></text:p>
      <text:p text:style-name="P2"><text:span text:style-name="T1">quality: p, size: 5, base: C/4, top: G/4</text:span></text:p>
      <text:p text:style-name="P2"><text:span text:style-name="T1">quality: m, size: 2, base: E#/4, top: F#/4</text:span></text:p>
      <text:p text:style-name="P2"><text:span text:style-name="T1">quality: m, size: 3, base: AB/4, top: Cb/5</text:span></text:p>
      <text:p text:style-name="P2"><text:span text:style-name="T1">quality: M, size: 7, base: GB/4, top: F/5</text:span></text:p>
      <text:p text:style-name="P2"><text:span text:style-name="T1">quality: m, size: 7, base: BB/4, top: Ab/5</text:span></text:p>
      <text:p text:style-name="P2"><text:span text:style-name="T1">quality: p, size: 8, base: G#/4, top: G#/5</text:span></text:p>
      <text:p text:style-name="P2"><text:span text:style-name="T1">quality: M, size: 6, base: GB/4, top: Eb/5</text:span></text:p>
      <text:p text:style-name="P2"><text:span text:style-name="T1">quality: m, size: 3, base: FB/4, top: Abb/4</text:span></text:p>
      <text:p text:style-name="P2"><text:span text:style-name="T1">quality: A, size: 4, base: C/4, top: F#/4</text:span></text:p>
      <text:p text:style-name="P2"><text:span text:style-name="T1">quality: m, size: 7, base: GB/4, top: Fb/5</text:span></text:p>
      <text:p text:style-name="P2"><text:span text:style-name="T1">quality: M, size: 2, base: E#/4, top: F##/4</text:span></text:p>
      <text:p text:style-name="P2"><text:span text:style-name="T1">quality: M, size: 6, base: EB/4, top: C/5</text:span></text:p>
      <text:p text:style-name="P2"><text:span text:style-name="T1">quality: A, size: 5, base: D/4, top: A#/4</text:span></text:p>
      <text:p text:style-name="P2"><text:span text:style-name="T1">quality: A, size: 5, base: E/4, top: B#/4</text:span></text:p>
      <text:p text:style-name="P2"><text:span text:style-name="T1">quality: A, size: 3, base: F#/4, top: A##/4</text:span></text:p>
      <text:p text:style-name="P2"><text:span text:style-name="T1">quality: A, size: 4, base: F#/4, top: B#/4</text:span></text:p>
      <text:p text:style-name="P2"><text:span text:style-name="T1">quality: A, size: 4, base: A/4, top: D#/5</text:span></text:p>
      <text:p text:style-name="P2"><text:span text:style-name="T1">quality: p, size: 5, base: B/4, top: F#/5</text:span></text:p>
      <text:p text:style-name="P2"><text:span text:style-name="T1">quality: p, size: 4, base: C#/4, top: F#/4</text:span></text:p>
      <text:p text:style-name="P2"><text:span text:style-name="T1">quality: A, size: 4, base: E#/4, top: A##/4</text:span></text:p>
      <text:p text:style-name="P2"><text:soft-page-break/><text:span text:style-name="T1">quality: M, size: 3, base: CB/4, top: Eb/4</text:span></text:p>
      <text:p text:style-name="P2"><text:span text:style-name="T1">quality: M, size: 6, base: C#/4, top: A#/4</text:span></text:p>
      <text:p text:style-name="P2"><text:span text:style-name="T1">quality: p, size: 4, base: C#/4, top: F#/4</text:span></text:p>
      <text:p text:style-name="P2"><text:span text:style-name="T1">quality: m, size: 2, base: B/4, top: C/5</text:span></text:p>
      <text:p text:style-name="P2"><text:span text:style-name="T1">quality: M, size: 6, base: D#/4, top: B#/4</text:span></text:p>
      <text:p text:style-name="P2"><text:span text:style-name="T1">quality: M, size: 3, base: DB/4, top: F/4</text:span></text:p>
      <text:p text:style-name="P2"><text:span text:style-name="T1">quality: d, size: 4, base: D#/4, top: G/4</text:span></text:p>
      <text:p text:style-name="P2"><text:span text:style-name="T1">quality: A, size: 5, base: D/4, top: A#/4</text:span></text:p>
      <text:p text:style-name="P2"><text:span text:style-name="T1">quality: M, size: 2, base: E#/4, top: F##/4</text:span></text:p>
      <text:p text:style-name="P2"><text:span text:style-name="T1">quality: M, size: 7, base: E#/4, top: D##/5</text:span></text:p>
      <text:p text:style-name="P2"><text:span text:style-name="T1">quality: M, size: 6, base: C#/4, top: A#/4</text:span></text:p>
      <text:p text:style-name="P2"><text:span text:style-name="T1">quality: m, size: 3, base: E#/4, top: G#/4</text:span></text:p>
      <text:p text:style-name="P2"><text:span text:style-name="T1">quality: m, size: 2, base: D/4, top: Eb/4</text:span></text:p>
      <text:p text:style-name="P2"><text:span text:style-name="T1">quality: m, size: 7, base: A/4, top: G/5</text:span></text:p>
      <text:p text:style-name="P2"><text:span text:style-name="T1">quality: p, size: 4, base: DB/4, top: Gb/4</text:span></text:p>
      <text:p text:style-name="P2"><text:span text:style-name="T1">quality: m, size: 7, base: FB/4, top: Ebb/5</text:span></text:p>
      <text:p text:style-name="P2"><text:span text:style-name="T1">quality: M, size: 6, base: D#/4, top: B#/4</text:span></text:p>
      <text:p text:style-name="P2"><text:span text:style-name="T1">quality: A, size: 4, base: F/4, top: B/4</text:span></text:p>
      <text:p text:style-name="P2"><text:span text:style-name="T1">quality: p, size: 5, base: C#/4, top: G#/4</text:span></text:p>
      <text:p text:style-name="P2"><text:span text:style-name="T1">quality: m, size: 6, base: E/4, top: C/5</text:span></text:p>
      <text:p text:style-name="P2"><text:span text:style-name="T1">quality: M, size: 2, base: B/4, top: C#/5</text:span></text:p>
      <text:p text:style-name="P2"><text:span text:style-name="T1">quality: M, size: 7, base: F#/4, top: E#/5</text:span></text:p>
      <text:p text:style-name="P2"><text:span text:style-name="T1">quality: m, size: 2, base: G#/4, top: A/4</text:span></text:p>
      <text:p text:style-name="P2"><text:span text:style-name="T1">quality: M, size: 7, base: D/4, top: C#/5</text:span></text:p>
      <text:p text:style-name="P2"><text:span text:style-name="T1">quality: m, size: 2, base: DB/4, top: Ebb/4</text:span></text:p>
      <text:p text:style-name="P2"><text:span text:style-name="T1">quality: m, size: 3, base: A#/4, top: C#/5</text:span></text:p>
      <text:p text:style-name="P2"><text:span text:style-name="T1">quality: A, size: 3, base: BB/4, top: D#/5</text:span></text:p>
      <text:p text:style-name="P2"><text:span text:style-name="T1">quality: m, size: 7, base: B/4, top: A/5</text:span></text:p>
      <text:p text:style-name="P2"><text:span text:style-name="T1">quality: p, size: 5, base: A/4, top: E/5</text:span></text:p>
      <text:p text:style-name="P2"><text:span text:style-name="T1">quality: M, size: 2, base: F/4, top: G/4</text:span></text:p>
      <text:p text:style-name="P2"><text:span text:style-name="T1">quality: A, size: 5, base: C/4, top: G#/4</text:span></text:p>
      <text:p text:style-name="P2"><text:span text:style-name="T1">quality: p, size: 8, base: E#/4, top: E#/5</text:span></text:p>
      <text:p text:style-name="P2"><text:span text:style-name="T1">quality: m, size: 2, base: C/4, top: Db/4</text:span></text:p>
      <text:p text:style-name="P2"><text:span text:style-name="T1">quality: M, size: 6, base: GB/4, top: Eb/5</text:span></text:p>
      <text:p text:style-name="P2"><text:span text:style-name="T1">quality: M, size: 6, base: EB/4, top: C/5</text:span></text:p>
      <text:p text:style-name="P2"><text:span text:style-name="T1">quality: m, size: 7, base: DB/4, top: Cb/5</text:span></text:p>
      <text:p text:style-name="P2"><text:span text:style-name="T1">quality: m, size: 6, base: E#/4, top: C#/5</text:span></text:p>
      <text:p text:style-name="P2"><text:span text:style-name="T1">quality: m, size: 6, base: F/4, top: Db/5</text:span></text:p>
      <text:p text:style-name="P2"><text:span text:style-name="T1">quality: m, size: 3, base: F/4, top: Ab/4</text:span></text:p>
      <text:p text:style-name="P2"><text:span text:style-name="T1">quality: M, size: 6, base: E/4, top: C#/5</text:span></text:p>
      <text:p text:style-name="P2"><text:span text:style-name="T1">quality: M, size: 6, base: AB/4, top: F/5</text:span></text:p>
      <text:p text:style-name="P2"><text:span text:style-name="T1">quality: m, size: 3, base: E/4, top: G/4</text:span></text:p>
      <text:p text:style-name="P2"><text:span text:style-name="T1">quality: M, size: 6, base: EB/4, top: C/5</text:span></text:p>
      <text:p text:style-name="P2"><text:span text:style-name="T1">quality: M, size: 7, base: CB/4, top: Bb/4</text:span></text:p>
      <text:p text:style-name="P2"><text:span text:style-name="T1">quality: M, size: 6, base: D/4, top: B/4</text:span></text:p>
      <text:p text:style-name="P2"><text:span text:style-name="T1">quality: M, size: 6, base: D/4, top: B/4</text:span></text:p>
      <text:p text:style-name="P2"><text:span text:style-name="T1">quality: m, size: 3, base: AB/4, top: Cb/5</text:span></text:p>
      <text:p text:style-name="P2"><text:span text:style-name="T1">quality: M, size: 6, base: F#/4, top: D#/5</text:span></text:p>
      <text:p text:style-name="P2"><text:span text:style-name="T1">quality: A, size: 3, base: AB/4, top: C#/5</text:span></text:p>
      <text:p text:style-name="P2"><text:span text:style-name="T1">quality: M, size: 6, base: C#/4, top: A#/4</text:span></text:p>
      <text:p text:style-name="P2"><text:span text:style-name="T1">quality: A, size: 3, base: EB/4, top: G#/4</text:span></text:p>
      <text:p text:style-name="P2"><text:span text:style-name="T1">quality: m, size: 7, base: GB/4, top: Fb/5</text:span></text:p>
      <text:p text:style-name="P2"><text:span text:style-name="T1">quality: d, size: 4, base: F/4, top: Bbb/4</text:span></text:p>
      <text:p text:style-name="P2"><text:span text:style-name="T1">quality: p, size: 8, base: E#/4, top: E#/5</text:span></text:p>
      <text:p text:style-name="P2"><text:span text:style-name="T1">quality: M, size: 6, base: D/4, top: B/4</text:span></text:p>
      <text:p text:style-name="P2"><text:span text:style-name="T1">quality: m, size: 2, base: E#/4, top: F#/4</text:span></text:p>
      <text:p text:style-name="P2"><text:span text:style-name="T1">quality: A, size: 4, base: B/3, top: E#/4</text:span></text:p>
      <text:p text:style-name="P2"><text:span text:style-name="T1">quality: m, size: 3, base: C#/4, top: E/4</text:span></text:p>
      <text:p text:style-name="P2"><text:span text:style-name="T1">quality: m, size: 3, base: D/4, top: F/4</text:span></text:p>
      <text:p text:style-name="P2"><text:span text:style-name="T1">quality: m, size: 3, base: CB/4, top: Ebb/4</text:span></text:p>
      <text:p text:style-name="P2"><text:span text:style-name="T1">quality: A, size: 4, base: D#/4, top: G##/4</text:span></text:p>
      <text:p text:style-name="P2"><text:span text:style-name="T1">quality: p, size: 8, base: D#/4, top: D#/5</text:span></text:p>
      <text:p text:style-name="P2"><text:span text:style-name="T1">quality: M, size: 6, base: E/4, top: C#/5</text:span></text:p>
      <text:p text:style-name="P2"><text:span text:style-name="T1">quality: p, size: 8, base: C#/4, top: C#/5</text:span></text:p>
      <text:p text:style-name="P2"><text:soft-page-break/><text:span text:style-name="T1">quality: m, size: 2, base: D#/4, top: E/4</text:span></text:p>
      <text:p text:style-name="P2"><text:span text:style-name="T1">quality: p, size: 5, base: E#/4, top: B#/4</text:span></text:p>
      <text:p text:style-name="P2"><text:span text:style-name="T1">quality: m, size: 7, base: A/4, top: G/5</text:span></text:p>
      <text:p text:style-name="P2"><text:span text:style-name="T1">quality: m, size: 7, base: D/4, top: C/5</text:span></text:p>
      <text:p text:style-name="P2"><text:span text:style-name="T1">quality: M, size: 7, base: D#/4, top: C##/5</text:span></text:p>
      <text:p text:style-name="P2"><text:span text:style-name="T1">quality: A, size: 5, base: B/4, top: F##/5</text:span></text:p>
      <text:p text:style-name="P2"><text:span text:style-name="T1">quality: A, size: 4, base: G#/4, top: C##/5</text:span></text:p>
      <text:p text:style-name="P2"><text:span text:style-name="T1">quality: M, size: 2, base: B/3, top: C#/4</text:span></text:p>
      <text:p text:style-name="P2"><text:span text:style-name="T1">quality: p, size: 4, base: GB/4, top: Cb/5</text:span></text:p>
      <text:p text:style-name="P2"><text:span text:style-name="T1">quality: m, size: 7, base: B#/3, top: A#/4</text:span></text:p>
      <text:p text:style-name="P2"><text:span text:style-name="T1">quality: m, size: 3, base: G/4, top: Bb/4</text:span></text:p>
      <text:p text:style-name="P2"><text:span text:style-name="T1">quality: m, size: 2, base: EB/4, top: Fb/4</text:span></text:p>
      <text:p text:style-name="P2"><text:span text:style-name="T1">quality: M, size: 7, base: CB/4, top: Bb/4</text:span></text:p>
      <text:p text:style-name="P2"><text:span text:style-name="T1">quality: m, size: 7, base: F#/4, top: E/5</text:span></text:p>
      <text:p text:style-name="P2"><text:span text:style-name="T1">quality: M, size: 6, base: AB/4, top: F/5</text:span></text:p>
      <text:p text:style-name="P2"><text:span text:style-name="T1">quality: M, size: 7, base: E#/4, top: D##/5</text:span></text:p>
      <text:p text:style-name="P2"><text:span text:style-name="T1">quality: d, size: 4, base: AB/4, top: Dbb/5</text:span></text:p>
      <text:p text:style-name="P2"><text:span text:style-name="T1">quality: M, size: 7, base: GB/4, top: F/5</text:span></text:p>
      <text:p text:style-name="P2"><text:span text:style-name="T1">quality: m, size: 3, base: EB/4, top: Gb/4</text:span></text:p>
      <text:p text:style-name="P2"><text:span text:style-name="T1">quality: m, size: 2, base: BB/3, top: Cb/4</text:span></text:p>
      <text:p text:style-name="P2"><text:span text:style-name="T1">quality: M, size: 7, base: DB/4, top: C/5</text:span></text:p>
      <text:p text:style-name="P2"><text:span text:style-name="T1">quality: M, size: 6, base: D#/4, top: B#/4</text:span></text:p>
      <text:p text:style-name="P2"><text:span text:style-name="T1">quality: M, size: 3, base: CB/4, top: Eb/4</text:span></text:p>
      <text:p text:style-name="P2"><text:span text:style-name="T1">quality: m, size: 6, base: G#/4, top: E/5</text:span></text:p>
      <text:p text:style-name="P2"><text:span text:style-name="T1">quality: A, size: 3, base: E/4, top: G##/4</text:span></text:p>
      <text:p text:style-name="P2"><text:span text:style-name="T1">quality: m, size: 2, base: FB/4, top: Gbb/4</text:span></text:p>
      <text:p text:style-name="P2"><text:span text:style-name="T1">quality: A, size: 3, base: G/4, top: B#/4</text:span></text:p>
      <text:p text:style-name="P2"><text:span text:style-name="T1">quality: M, size: 3, base: B/3, top: D#/4</text:span></text:p>
      <text:p text:style-name="P2"><text:span text:style-name="T1">quality: m, size: 3, base: E#/4, top: G#/4</text:span></text:p>
      <text:p text:style-name="P2"><text:span text:style-name="T1">quality: M, size: 7, base: A/4, top: G#/5</text:span></text:p>
      <text:p text:style-name="P2"><text:span text:style-name="T1">quality: p, size: 4, base: C#/4, top: F#/4</text:span></text:p>
      <text:p text:style-name="P2"><text:span text:style-name="T1">quality: p, size: 5, base: C#/4, top: G#/4</text:span></text:p>
      <text:p text:style-name="P2"><text:span text:style-name="T1">quality: m, size: 3, base: DB/4, top: Fb/4</text:span></text:p>
      <text:p text:style-name="P2"><text:span text:style-name="T1">quality: m, size: 6, base: E/4, top: C/5</text:span></text:p>
      <text:p text:style-name="P2"><text:span text:style-name="T1">quality: m, size: 7, base: E#/4, top: D#/5</text:span></text:p>
      <text:p text:style-name="P2"><text:span text:style-name="T1">quality: M, size: 2, base: G#/4, top: A#/4</text:span></text:p>
      <text:p text:style-name="P2"><text:span text:style-name="T1">quality: m, size: 6, base: D/4, top: Bb/4</text:span></text:p>
      <text:p text:style-name="P2"><text:span text:style-name="T1">quality: A, size: 5, base: FB/4, top: C/5</text:span></text:p>
      <text:p text:style-name="P2"><text:span text:style-name="T1">quality: m, size: 2, base: G/4, top: Ab/4</text:span></text:p>
      <text:p text:style-name="P2"><text:span text:style-name="T1">quality: M, size: 3, base: E#/4, top: G##/4</text:span></text:p>
      <text:p text:style-name="P2"><text:span text:style-name="T1">quality: d, size: 4, base: CB/4, top: Fbb/4</text:span></text:p>
      <text:p text:style-name="P2"><text:span text:style-name="T1">quality: M, size: 7, base: B#/3, top: A##/4</text:span></text:p>
      <text:p text:style-name="P2"><text:span text:style-name="T1">quality: M, size: 7, base: GB/4, top: F/5</text:span></text:p>
      <text:p text:style-name="P2"><text:span text:style-name="T1">quality: m, size: 2, base: BB/3, top: Cb/4</text:span></text:p>
      <text:p text:style-name="P2"><text:span text:style-name="T1">quality: M, size: 6, base: FB/4, top: Db/5</text:span></text:p>
      <text:p text:style-name="P2"><text:span text:style-name="T1">quality: d, size: 5, base: A#/4, top: E/5</text:span></text:p>
      <text:p text:style-name="P2"><text:span text:style-name="T1">quality: m, size: 3, base: GB/4, top: Bbb/4</text:span></text:p>
      <text:p text:style-name="P2"><text:span text:style-name="T1">quality: M, size: 6, base: EB/4, top: C/5</text:span></text:p>
      <text:p text:style-name="P2"><text:span text:style-name="T1">quality: M, size: 2, base: A#/4, top: B#/4</text:span></text:p>
      <text:p text:style-name="P2"><text:span text:style-name="T1">quality: p, size: 5, base: D#/4, top: A#/4</text:span></text:p>
      <text:p text:style-name="P2"><text:span text:style-name="T1">quality: m, size: 3, base: GB/4, top: Bbb/4</text:span></text:p>
      <text:p text:style-name="P2"><text:span text:style-name="T1">quality: M, size: 7, base: C/4, top: B/4</text:span></text:p>
      <text:p text:style-name="P2"><text:span text:style-name="T1">quality: m, size: 6, base: EB/4, top: Cb/5</text:span></text:p>
      <text:p text:style-name="P2"><text:span text:style-name="T1">quality: m, size: 2, base: DB/4, top: Ebb/4</text:span></text:p>
      <text:p text:style-name="P2"><text:span text:style-name="T1">quality: M, size: 6, base: EB/4, top: C/5</text:span></text:p>
      <text:p text:style-name="P2"><text:span text:style-name="T1">quality: A, size: 5, base: A#/4, top: E##/5</text:span></text:p>
      <text:p text:style-name="P2"><text:span text:style-name="T1">quality: d, size: 4, base: A#/4, top: D/5</text:span></text:p>
      <text:p text:style-name="P2"><text:span text:style-name="T1">quality: M, size: 2, base: A/4, top: B/4</text:span></text:p>
      <text:p text:style-name="P2"><text:span text:style-name="T1">quality: M, size: 6, base: G/4, top: E/5</text:span></text:p>
      <text:p text:style-name="P2"><text:span text:style-name="T1">quality: d, size: 5, base: E#/4, top: B/4</text:span></text:p>
      <text:p text:style-name="P2"><text:span text:style-name="T1">quality: m, size: 7, base: DB/4, top: Cb/5</text:span></text:p>
      <text:p text:style-name="P2"><text:span text:style-name="T1">quality: M, size: 2, base: AB/4, top: Bb/4</text:span></text:p>
      <text:p text:style-name="P2"><text:span text:style-name="T1">quality: m, size: 7, base: E/4, top: D/5</text:span></text:p>
      <text:p text:style-name="P2"><text:span text:style-name="T1">quality: p, size: 4, base: A/4, top: D/5</text:span></text:p>
      <text:p text:style-name="P2"><text:soft-page-break/><text:span text:style-name="T1">quality: M, size: 7, base: G/4, top: F#/5</text:span></text:p>
      <text:p text:style-name="P2"><text:span text:style-name="T1">quality: M, size: 2, base: D/4, top: E/4</text:span></text:p>
      <text:p text:style-name="P2"><text:span text:style-name="T1">quality: M, size: 3, base: F#/4, top: A#/4</text:span></text:p>
      <text:p text:style-name="P2"><text:span text:style-name="T1">quality: m, size: 6, base: E/4, top: C/5</text:span></text:p>
      <text:p text:style-name="P2"><text:span text:style-name="T1">quality: m, size: 3, base: CB/4, top: Ebb/4</text:span></text:p>
      <text:p text:style-name="P2"><text:span text:style-name="T1">quality: M, size: 6, base: A/4, top: F#/5</text:span></text:p>
      <text:p text:style-name="P2"><text:span text:style-name="T1">quality: A, size: 4, base: A/4, top: D#/5</text:span></text:p>
      <text:p text:style-name="P2"><text:span text:style-name="T1">quality: M, size: 7, base: B#/4, top: A##/5</text:span></text:p>
      <text:p text:style-name="P2"><text:span text:style-name="T1">quality: p, size: 5, base: EB/4, top: Bb/4</text:span></text:p>
      <text:p text:style-name="P2"><text:span text:style-name="T1">quality: d, size: 4, base: C#/4, top: F/4</text:span></text:p>
      <text:p text:style-name="P2"><text:span text:style-name="T1">quality: m, size: 2, base: D/4, top: Eb/4</text:span></text:p>
      <text:p text:style-name="P2"><text:span text:style-name="T1">quality: p, size: 5, base: GB/4, top: Db/5</text:span></text:p>
      <text:p text:style-name="P2"><text:span text:style-name="T1">quality: A, size: 4, base: GB/4, top: C/5</text:span></text:p>
      <text:p text:style-name="P2"><text:span text:style-name="T1">quality: p, size: 8, base: AB/4, top: Ab/5</text:span></text:p>
      <text:p text:style-name="P2"><text:span text:style-name="T1">quality: m, size: 3, base: C/4, top: Eb/4</text:span></text:p>
      <text:p text:style-name="P2"><text:span text:style-name="T1">quality: A, size: 4, base: F#/4, top: B#/4</text:span></text:p>
      <text:p text:style-name="P2"><text:span text:style-name="T1">quality: m, size: 3, base: DB/4, top: Fb/4</text:span></text:p>
      <text:p text:style-name="P2"><text:span text:style-name="T1">quality: m, size: 3, base: F/4, top: Ab/4</text:span></text:p>
      <text:p text:style-name="P2"><text:span text:style-name="T1">quality: M, size: 6, base: E#/4, top: C##/5</text:span></text:p>
      <text:p text:style-name="P2"><text:span text:style-name="T1">quality: p, size: 5, base: A#/4, top: E#/5</text:span></text:p>
      <text:p text:style-name="P2"><text:span text:style-name="T1">quality: m, size: 7, base: DB/4, top: Cb/5</text:span></text:p>
      <text:p text:style-name="P2"><text:span text:style-name="T1">quality: m, size: 2, base: C/4, top: Db/4</text:span></text:p>
      <text:p text:style-name="P2"><text:span text:style-name="T1">quality: M, size: 6, base: GB/4, top: Eb/5</text:span></text:p>
      <text:p text:style-name="P2"><text:span text:style-name="T1">quality: m, size: 7, base: EB/4, top: Db/5</text:span></text:p>
      <text:p text:style-name="P2"><text:span text:style-name="T1">quality: M, size: 6, base: E#/4, top: C##/5</text:span></text:p>
      <text:p text:style-name="P2"><text:span text:style-name="T1">quality: m, size: 2, base: D/4, top: Eb/4</text:span></text:p>
      <text:p text:style-name="P2"><text:span text:style-name="T1">quality: M, size: 6, base: E/4, top: C#/5</text:span></text:p>
      <text:p text:style-name="P2"><text:span text:style-name="T1">quality: m, size: 3, base: C/4, top: Eb/4</text:span></text:p>
      <text:p text:style-name="P2"><text:span text:style-name="T1">quality: m, size: 2, base: C#/4, top: D/4</text:span></text:p>
      <text:p text:style-name="P2"><text:span text:style-name="T1">quality: M, size: 2, base: G/4, top: A/4</text:span></text:p>
      <text:p text:style-name="P2"><text:span text:style-name="T1">quality: m, size: 2, base: B#/3, top: C#/4</text:span></text:p>
      <text:p text:style-name="P2"><text:span text:style-name="T1">quality: M, size: 2, base: A#/4, top: B#/4</text:span></text:p>
      <text:p text:style-name="P2"><text:span text:style-name="T1">quality: A, size: 3, base: EB/4, top: G#/4</text:span></text:p>
      <text:p text:style-name="P2"><text:span text:style-name="T1">quality: p, size: 8, base: C#/4, top: C#/5</text:span></text:p>
      <text:p text:style-name="P2"><text:span text:style-name="T1">quality: p, size: 4, base: F/4, top: Bb/4</text:span></text:p>
      <text:p text:style-name="P2"><text:span text:style-name="T1">quality: m, size: 7, base: D/4, top: C/5</text:span></text:p>
      <text:p text:style-name="P2"><text:span text:style-name="T1">quality: p, size: 4, base: A#/4, top: D#/5</text:span></text:p>
      <text:p text:style-name="P2"><text:span text:style-name="T1">quality: M, size: 7, base: D/4, top: C#/5</text:span></text:p>
      <text:p text:style-name="P2"><text:span text:style-name="T1">quality: M, size: 3, base: D/4, top: F#/4</text:span></text:p>
      <text:p text:style-name="P2"><text:span text:style-name="T1">quality: m, size: 6, base: D#/4, top: B/4</text:span></text:p>
      <text:p text:style-name="P2"><text:span text:style-name="T1">quality: p, size: 5, base: E#/4, top: B#/4</text:span></text:p>
      <text:p text:style-name="P2"><text:span text:style-name="T1">quality: M, size: 6, base: F#/4, top: D#/5</text:span></text:p>
      <text:p text:style-name="P2"><text:span text:style-name="T1">quality: m, size: 2, base: A/4, top: Bb/4</text:span></text:p>
      <text:p text:style-name="P2"><text:span text:style-name="T1">quality: m, size: 3, base: GB/4, top: Bbb/4</text:span></text:p>
      <text:p text:style-name="P2"><text:span text:style-name="T1">quality: M, size: 7, base: G/4, top: F#/5</text:span></text:p>
      <text:p text:style-name="P2"><text:span text:style-name="T1">quality: m, size: 6, base: AB/4, top: Fb/5</text:span></text:p>
      <text:p text:style-name="P2"><text:span text:style-name="T1">quality: M, size: 2, base: A/4, top: B/4</text:span></text:p>
      <text:p text:style-name="P2"><text:span text:style-name="T1">quality: A, size: 5, base: E#/4, top: B##/4</text:span></text:p>
      <text:p text:style-name="P2"><text:span text:style-name="T1">quality: m, size: 2, base: G#/4, top: A/4</text:span></text:p>
      <text:p text:style-name="P2"><text:span text:style-name="T1">quality: p, size: 4, base: C#/4, top: F#/4</text:span></text:p>
      <text:p text:style-name="P2"><text:span text:style-name="T1">quality: m, size: 7, base: B#/4, top: A#/5</text:span></text:p>
      <text:p text:style-name="P2"><text:span text:style-name="T1">quality: M, size: 6, base: A#/4, top: F##/5</text:span></text:p>
      <text:p text:style-name="P2"><text:span text:style-name="T1">quality: m, size: 2, base: G#/4, top: A/4</text:span></text:p>
      <text:p text:style-name="P2"><text:span text:style-name="T1">quality: A, size: 5, base: CB/4, top: G/4</text:span></text:p>
      <text:p text:style-name="P2"><text:span text:style-name="T1">quality: M, size: 2, base: F#/4, top: G#/4</text:span></text:p>
      <text:p text:style-name="P2"><text:span text:style-name="T1">quality: d, size: 4, base: G/4, top: Cb/5</text:span></text:p>
      <text:p text:style-name="P2"><text:span text:style-name="T1">quality: m, size: 7, base: D#/4, top: C#/5</text:span></text:p>
      <text:p text:style-name="P2"><text:span text:style-name="T1">quality: p, size: 5, base: A/4, top: E/5</text:span></text:p>
      <text:p text:style-name="P2"><text:span text:style-name="T1">quality: A, size: 3, base: A/4, top: C##/5</text:span></text:p>
      <text:p text:style-name="P2"><text:span text:style-name="T1">quality: M, size: 7, base: G/4, top: F#/5</text:span></text:p>
      <text:p text:style-name="P2"><text:span text:style-name="T1">quality: M, size: 7, base: C#/4, top: B#/4</text:span></text:p>
      <text:p text:style-name="P2"><text:span text:style-name="T1">quality: p, size: 4, base: FB/4, top: Bbb/4</text:span></text:p>
      <text:p text:style-name="P2"><text:span text:style-name="T1">quality: p, size: 8, base: B#/3, top: B#/4</text:span></text:p>
      <text:p text:style-name="P2"><text:span text:style-name="T1">quality: m, size: 3, base: CB/4, top: Ebb/4</text:span></text:p>
      <text:p text:style-name="P2"><text:soft-page-break/><text:span text:style-name="T1">quality: A, size: 5, base: B#/3, top: F/4</text:span></text:p>
      <text:p text:style-name="P2"><text:span text:style-name="T1">quality: m, size: 2, base: B#/4, top: C#/5</text:span></text:p>
      <text:p text:style-name="P2"><text:span text:style-name="T1">quality: m, size: 2, base: A/4, top: Bb/4</text:span></text:p>
      <text:p text:style-name="P2"><text:span text:style-name="T1">quality: A, size: 4, base: BB/4, top: E/5</text:span></text:p>
      <text:p text:style-name="P2"><text:span text:style-name="T1">quality: m, size: 6, base: C#/4, top: A/4</text:span></text:p>
      <text:p text:style-name="P2"><text:span text:style-name="T1">quality: d, size: 5, base: DB/4, top: Abb/4</text:span></text:p>
      <text:p text:style-name="P2"><text:span text:style-name="T1">quality: A, size: 4, base: D/4, top: G#/4</text:span></text:p>
      <text:p text:style-name="P2"><text:span text:style-name="T1">quality: p, size: 8, base: E#/4, top: E#/5</text:span></text:p>
      <text:p text:style-name="P2"><text:span text:style-name="T1">quality: m, size: 3, base: C/4, top: Eb/4</text:span></text:p>
      <text:p text:style-name="P2"><text:span text:style-name="T1">quality: m, size: 3, base: FB/4, top: Abb/4</text:span></text:p>
      <text:p text:style-name="P2"><text:span text:style-name="T1">quality: p, size: 5, base: D#/4, top: A#/4</text:span></text:p>
      <text:p text:style-name="P2"><text:span text:style-name="T1">quality: A, size: 5, base: FB/4, top: C/5</text:span></text:p>
      <text:p text:style-name="P2"><text:span text:style-name="T1">quality: m, size: 7, base: BB/3, top: Ab/4</text:span></text:p>
      <text:p text:style-name="P2"><text:span text:style-name="T1">quality: m, size: 7, base: FB/4, top: Ebb/5</text:span></text:p>
      <text:p text:style-name="P2"><text:span text:style-name="T1">quality: A, size: 5, base: BB/4, top: F#/5</text:span></text:p>
      <text:p text:style-name="P2"><text:span text:style-name="T1">quality: p, size: 5, base: C/4, top: G/4</text:span></text:p>
      <text:p text:style-name="P2"><text:span text:style-name="T1">quality: m, size: 6, base: E#/4, top: C#/5</text:span></text:p>
      <text:p text:style-name="P2"><text:span text:style-name="T1">quality: M, size: 7, base: C#/4, top: B#/4</text:span></text:p>
      <text:p text:style-name="P2"><text:span text:style-name="T1">quality: m, size: 3, base: BB/4, top: Db/5</text:span></text:p>
      <text:p text:style-name="P2"><text:span text:style-name="T1">quality: m, size: 2, base: F/4, top: Gb/4</text:span></text:p>
      <text:p text:style-name="P2"><text:span text:style-name="T1">quality: m, size: 2, base: D#/4, top: E/4</text:span></text:p>
      <text:p text:style-name="P2"><text:span text:style-name="T1">quality: M, size: 2, base: C/4, top: D/4</text:span></text:p>
      <text:p text:style-name="P2"><text:span text:style-name="T1">quality: p, size: 8, base: A/4, top: A/5</text:span></text:p>
      <text:p text:style-name="P2"><text:span text:style-name="T1">quality: p, size: 5, base: AB/4, top: Eb/5</text:span></text:p>
      <text:p text:style-name="P2"><text:span text:style-name="T1">quality: m, size: 7, base: B#/3, top: A#/4</text:span></text:p>
      <text:p text:style-name="P2"><text:span text:style-name="T1">quality: m, size: 3, base: C#/4, top: E/4</text:span></text:p>
      <text:p text:style-name="P2"><text:span text:style-name="T1">quality: A, size: 4, base: F#/4, top: B#/4</text:span></text:p>
      <text:p text:style-name="P2"><text:span text:style-name="T1">quality: m, size: 2, base: B/4, top: C/5</text:span></text:p>
      <text:p text:style-name="P2"><text:span text:style-name="T1">quality: d, size: 4, base: C#/4, top: F/4</text:span></text:p>
      <text:p text:style-name="P2"><text:span text:style-name="T1">quality: m, size: 6, base: D/4, top: Bb/4</text:span></text:p>
      <text:p text:style-name="P2"><text:span text:style-name="T1">quality: M, size: 6, base: A/4, top: F#/5</text:span></text:p>
      <text:p text:style-name="P2"><text:span text:style-name="T1">quality: M, size: 3, base: E#/4, top: G##/4</text:span></text:p>
      <text:p text:style-name="P2"><text:span text:style-name="T1">quality: M, size: 2, base: CB/4, top: Db/4</text:span></text:p>
      <text:p text:style-name="P2"><text:span text:style-name="T1">quality: M, size: 7, base: F/4, top: E/5</text:span></text:p>
      <text:p text:style-name="P2"><text:span text:style-name="T1">quality: p, size: 5, base: CB/4, top: Gb/4</text:span></text:p>
      <text:p text:style-name="P2"><text:span text:style-name="T1">quality: A, size: 3, base: D/4, top: F##/4</text:span></text:p>
      <text:p text:style-name="P2"><text:span text:style-name="T1">quality: M, size: 7, base: C/4, top: B/4</text:span></text:p>
      <text:p text:style-name="P2"><text:span text:style-name="T1">quality: M, size: 2, base: A/4, top: B/4</text:span></text:p>
      <text:p text:style-name="P2"><text:span text:style-name="T1">quality: p, size: 4, base: B/3, top: E/4</text:span></text:p>
      <text:p text:style-name="P2"><text:span text:style-name="T1">quality: m, size: 6, base: CB/4, top: Abb/4</text:span></text:p>
      <text:p text:style-name="P2"><text:span text:style-name="T1">quality: p, size: 4, base: A#/4, top: D#/5</text:span></text:p>
      <text:p text:style-name="P2"><text:span text:style-name="T1">quality: p, size: 4, base: FB/4, top: Bbb/4</text:span></text:p>
      <text:p text:style-name="P2"><text:span text:style-name="T1">quality: p, size: 8, base: C/4, top: C/5</text:span></text:p>
      <text:p text:style-name="P2"><text:span text:style-name="T1">quality: A, size: 5, base: B/4, top: F##/5</text:span></text:p>
      <text:p text:style-name="P2"><text:span text:style-name="T1">quality: A, size: 3, base: E/4, top: G##/4</text:span></text:p>
      <text:p text:style-name="P2"><text:span text:style-name="T1">quality: m, size: 3, base: AB/4, top: Cb/5</text:span></text:p>
      <text:p text:style-name="P2"><text:span text:style-name="T1">quality: m, size: 2, base: C#/4, top: D/4</text:span></text:p>
      <text:p text:style-name="P2"><text:span text:style-name="T1">quality: m, size: 6, base: AB/4, top: Fb/5</text:span></text:p>
      <text:p text:style-name="P2"><text:span text:style-name="T1">quality: m, size: 2, base: GB/4, top: Abb/4</text:span></text:p>
      <text:p text:style-name="P2"><text:span text:style-name="T1">quality: p, size: 8, base: DB/4, top: Db/5</text:span></text:p>
      <text:p text:style-name="P2"><text:span text:style-name="T1">quality: M, size: 2, base: CB/4, top: Db/4</text:span></text:p>
      <text:p text:style-name="P2"><text:span text:style-name="T1">quality: A, size: 5, base: DB/4, top: A/4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Consolas" svg:font-family="Consolas, 'Lucida Console', monospace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 Ensminger</meta:initial-creator>
    <meta:creation-date>2011-11-07T12:24:21.14</meta:creation-date>
    <meta:document-statistic meta:table-count="0" meta:image-count="0" meta:object-count="0" meta:page-count="8" meta:paragraph-count="500" meta:word-count="4000" meta:character-count="20739"/>
    <dc:date>2011-11-07T12:26:27.63</dc:date>
    <dc:creator>Jon Ensminger</dc:creator>
    <meta:editing-duration>PT2M6S</meta:editing-duration>
    <meta:editing-cycles>1</meta:editing-cycles>
    <meta:generator>OpenOffice.org/3.3$Win32 OpenOffice.org_project/330m20$Build-9567</meta:generator>
  </office:meta>
</office:document-meta>
</file>